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style="italic" style:font-style-asian="italic" style:font-style-complex="italic"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jacksenechal.com/resume</text:span></text:a> ⬧ <text:a xlink:type="simple" xlink:href="https://github.com/jacksenechal" office:name=""><text:span text:style-name="Definition">github.com/jacksenechal</text:span></text:a></text:p>
      <text:h text:style-name="Heading_20_2" text:outline-level="2">Introduction</text:h>
      <text:p text:style-name="First_20_paragraph">I am an engineer with a passion for the future. I have a deep interest in the architecture of complex systems and facilitating emergence. I value foresight, innovation, multidimensional thinking, and appropriate application of technology. I am existentially intolerant of the status quo.</text:p>
      <text:p text:style-name="Text_20_body">Current professional interests include building tools for community self-organization, including tools for identity, trust, collaboration, annotation, and discovery. I'm fascinated with application and data ecosystems, and would like to see more flexibility and crossover between systems.</text:p>
      <text:p text:style-name="Text_20_body">My ideal workplace has a vibrant environment of innovation, a strong team practicing Agile methodologies, and a culture of excellence. It is more than a day job, it is a platform to launch big ideas. I bring 10+ years of industry experience, an appetite for challenges, and a broad understanding of the technological landscape.</text:p>
      <text:h text:style-name="Heading_20_2" text:outline-level="2">Languages and Technologies</text:h>
      <text:p text:style-name="First_20_paragraph">Programming experience with Ruby, Rails, JavaScript, CoffeeScript, Node.js, jQuery, D3, PHP, ActionScript, Flex, and SuperCollider. Limited experience with C/C++, Java, Perl and Python.</text:p>
      <text:p text:style-name="Text_20_body">Most comfortable developing with Vim on Linux.</text:p>
      <text:h text:style-name="Heading_20_2" text:outline-level="2">Open Source Projects</text:h>
      <text:p text:style-name="First_20_paragraph"><text:a xlink:type="simple" xlink:href="http://enlightenedstructure.org" office:name=""><text:span text:style-name="Definition"><text:span text:style-name="T1">Enlightened</text:span><text:span text:style-name="T2"> </text:span><text:span text:style-name="T3">Structure</text:span></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text:span text:style-name="T4">Skype</text:span><text:span text:style-name="T5"> </text:span><text:span text:style-name="T6">Links</text:span><text:span text:style-name="T7"> </text:span><text:span text:style-name="T8">Chrome</text:span><text:span text:style-name="T9"> </text:span><text:span text:style-name="T10">Extension</text:spa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3">
        <text:list-item>
          <text:p text:style-name="P3">Major in mathematics, minor in computer science</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text:a xlink:type="simple" xlink:href="http://superluminal.is/" office:name=""><text:span text:style-name="Definition"><text:span text:style-name="T11">Superluminal</text:span><text:span text:style-name="T12"> </text:span><text:span text:style-name="T13">Systems</text:span></text:span></text:a> August 2013 - January 2014</text:p>
      <text:list text:style-name="L4">
        <text:list-item>
          <text:p text:style-name="P4">Helped to develop and launch the first client site based on the Superluminal Learning Management System.</text:p>
        </text:list-item>
        <text:list-item>
          <text:p text:style-name="P4">Collaborated on innovative user interface elements using D3 and CoffeeScript.</text:p>
        </text:list-item>
        <text:list-item>
          <text:p text:style-name="P4">Wordpress plugin wrangling, development and customization.</text:p>
        </text:list-item>
      </text:list>
      <text:p text:style-name="First_20_paragraph"><text:a xlink:type="simple" xlink:href="http://opentestpro.com" office:name=""><text:span text:style-name="Definition"><text:span text:style-name="T14">OpenTest</text:span><text:span text:style-name="T15"> </text:span><text:span text:style-name="T16">Pro,</text:span><text:span text:style-name="T17"> </text:span><text:span text:style-name="T18">LLC</text:span></text:span></text:a> 2008 - 2011</text:p>
      <text:list text:style-name="L5">
        <text:list-item>
          <text:p text:style-name="P5">Founded the company to provide educational resources relating to automated testing and continuous integration using open source tools in a PHP environment.</text:p>
        </text:list-item>
        <text:list-item>
          <text:p text:style-name="P5">Activities include technical writing, web application development in Ruby on Rails and Flex, studio voiceover recording, and project management.</text:p>
        </text:list-item>
      </text:list>
      <text:p text:style-name="First_20_paragraph"><text:span text:style-name="T19">Independent</text:span><text:span text:style-name="T20"> </text:span><text:span text:style-name="T21">Contracting</text:span> 2004 - 2009</text:p>
      <text:list text:style-name="L6">
        <text:list-item>
          <text:p text:style-name="P6"><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6"><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6">Various smaller websites and components.</text:p>
        </text:list-item>
      </text:list>
      <text:p text:style-name="First_20_paragraph"><text:a xlink:type="simple" xlink:href="http://onforce.com" office:name=""><text:span text:style-name="Definition"><text:span text:style-name="T22">OnForce,</text:span><text:span text:style-name="T23"> </text:span><text:span text:style-name="T24">Inc</text:span></text:span></text:a><text:span text:style-name="T25"> </text:span><text:span text:style-name="T26">-</text:span><text:span text:style-name="T27"> </text:span><text:span text:style-name="T28">New</text:span><text:span text:style-name="T29"> </text:span><text:span text:style-name="T30">York,</text:span><text:span text:style-name="T31"> </text:span><text:span text:style-name="T32">NY</text:span> June 2006 - December 2007</text:p>
      <text:list text:style-name="L7">
        <text:list-item>
          <text:p text:style-name="P7">Programmed features and updates to the OnForce platform.</text:p>
        </text:list-item>
        <text:list-item>
          <text:p text:style-name="P7">Introduced automated testing with PHPUnit. Implemented tests for OnForce's public-facing API. Unit testing infrastructure included PHPUnit with a custom test database refreshing mechanism, Selenium, and CruiseControl.</text:p>
        </text:list-item>
        <text:list-item>
          <text:p text:style-name="P7">Integrated OnFoce platform with Salesforce APIs to provide up-to-date customer information for sales and support teams.</text:p>
        </text:list-item>
        <text:list-item>
          <text:p text:style-name="P7">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3">JBA</text:span><text:span text:style-name="T34"> </text:span><text:span text:style-name="T35">Network</text:span></text:span></text:a><text:span text:style-name="T36"> </text:span><text:span text:style-name="T37">-</text:span><text:span text:style-name="T38"> </text:span><text:span text:style-name="T39">Asheville,</text:span><text:span text:style-name="T40"> </text:span><text:span text:style-name="T41">NC</text:span> June 2003 - December 2006</text:p>
      <text:list text:style-name="L8">
        <text:list-item>
          <text:p text:style-name="P8">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8">Developed a modular, evented, MVC programming framework for PHP.</text:p>
        </text:list-item>
        <text:list-item>
          <text:p text:style-name="P8">Concept development, project management, and programming for other company products and services, including www.jukeboxalive.com and www.byregion.net.</text:p>
        </text:list-item>
        <text:list-item>
          <text:p text:style-name="P8">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 </text:span><text:span text:style-name="T52">NC</text:span> May 2001 - August 2001</text:p>
      <text:list text:style-name="L9">
        <text:list-item>
          <text:p text:style-name="P9">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3">Freelance</text:span><text:span text:style-name="T54"> </text:span><text:span text:style-name="T55">-</text:span><text:span text:style-name="T56"> </text:span><text:span text:style-name="T57">Sydney,</text:span><text:span text:style-name="T58"> </text:span><text:span text:style-name="T59">Australia</text:span> December 1999 - December 2000</text:p>
      <text:list text:style-name="L10">
        <text:list-item>
          <text:p text:style-name="P10">Web designer, programmer. Developed a Java search engine applet for a CD-ROM based knowledge bank. Various other web development and graphic design projects.</text:p>
        </text:list-item>
      </text:list>
      <text:p text:style-name="First_20_paragraph"><text:span text:style-name="T60">Internet</text:span><text:span text:style-name="T61"> </text:span><text:span text:style-name="T62">Safety</text:span><text:span text:style-name="T63"> </text:span><text:span text:style-name="T64">Association</text:span><text:span text:style-name="T65"> </text:span><text:span text:style-name="T66">-</text:span><text:span text:style-name="T67"> </text:span><text:span text:style-name="T68">Asheville,</text:span><text:span text:style-name="T69"> </text:span><text:span text:style-name="T70">NC</text:span> December 1998 - December 1999</text:p>
      <text:list text:style-name="L11">
        <text:list-item>
          <text:p text:style-name="P11">Designer, computer technician. HTML and JavaScript programming, graphic design, web design and management, network management, computer repairs and upgrades.</text:p>
        </text:list-item>
      </text:list>
      <text:p text:style-name="First_20_paragraph"><text:span text:style-name="T71">Various</text:span><text:span text:style-name="T72"> </text:span><text:span text:style-name="T73">-</text:span><text:span text:style-name="T74"> </text:span><text:span text:style-name="T75">Asheville,</text:span><text:span text:style-name="T76"> </text:span><text:span text:style-name="T77">NC</text:span> 1996 - 1998</text:p>
      <text:list text:style-name="L12">
        <text:list-item>
          <text:p text:style-name="P12">Assorted computer related jobs and volunteer work, including CAT-5 and fiber-optic network installation, web development, desktop publishing, technical writing, computer repair, and technical support.</text:p>
        </text:list-item>
      </text:list>
      <text:p text:style-name="First_20_paragraph"><text:span text:style-name="T78">Excellent</text:span><text:span text:style-name="T79"> </text:span><text:span text:style-name="T80">References</text:span><text:span text:style-name="T81"> </text:span><text:span text:style-name="T82">Available</text:span><text:span text:style-name="T83"> </text:span><text:span text:style-name="T84">Upon</text:span><text:span text:style-name="T85"> </text:span><text:span text:style-name="T86">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